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int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ew optimistic </text:p>
                <text:p/>
              </text:list-item>
              <text:list-item>
                <text:p>New succes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w optimistic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Compute all shortest path to the go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ew successor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define successor as nodes that give new information or are the go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M42S</meta:editing-duration>
    <meta:editing-cycles>4</meta:editing-cycles>
    <meta:generator>LibreOffice/4.3.5.2$Windows_x86 LibreOffice_project/3a87456aaa6a95c63eea1c1b3201acedf0751bd5</meta:generator>
    <dc:date>2020-07-27T13:27:07.172000000</dc:date>
    <meta:document-statistic meta:object-count="33"/>
  </office:meta>
</office:document-meta>
</file>